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/* eeprom.pde */</text:p>
      <text:p text:style-name="P3"/>
      <text:p text:style-name="P3">boolean CheckEEPROM()</text:p>
      <text:p text:style-name="P3">{</text:p>
      <text:p text:style-name="P3"><text:s text:c="4"/>if(EEPROM.read(0) == 255)</text:p>
      <text:p text:style-name="P3"><text:s text:c="4"/>{</text:p>
      <text:p text:style-name="P3"><text:s text:c="8"/>Serial.print(ClrScr);</text:p>
      <text:p text:style-name="P3"><text:s text:c="8"/>Serial.print(Line0Clr);</text:p>
      <text:p text:style-name="P3"><text:s text:c="8"/>Serial.print("EEPROM not");</text:p>
      <text:p text:style-name="P3"><text:s text:c="8"/>Serial.print(Line1Clr);</text:p>
      <text:p text:style-name="P3"><text:s text:c="8"/>Serial.print("initialized");</text:p>
      <text:p text:style-name="P3"><text:s text:c="8"/>delay(1000);</text:p>
      <text:p text:style-name="P3"><text:s text:c="8"/>return(false);</text:p>
      <text:p text:style-name="P3"><text:s text:c="4"/>}</text:p>
      <text:p text:style-name="P3"><text:s text:c="4"/>return(true);</text:p>
      <text:p text:style-name="P3">}</text:p>
      <text:p text:style-name="P3"/>
      <text:p text:style-name="P3">byte GetEEact(byte offset)</text:p>
      <text:p text:style-name="P3">{</text:p>
      <text:p text:style-name="P3"><text:s text:c="4"/>struct item i;</text:p>
      <text:p text:style-name="P3"/>
      <text:p text:style-name="P3"><text:s text:c="4"/>GetEEitem(offset, &amp;i);</text:p>
      <text:p text:style-name="P3"><text:s text:c="4"/>return(i.act);</text:p>
      <text:p text:style-name="P3">}</text:p>
      <text:p text:style-name="P3"/>
      <text:p text:style-name="P3">void GetEEitem(byte offset, struct item *i)</text:p>
      <text:p text:style-name="P3">{</text:p>
      <text:p text:style-name="P3"><text:s text:c="4"/>struct item *iptr;</text:p>
      <text:p text:style-name="P3"/>
      <text:p text:style-name="P3"><text:s text:c="4"/>iptr = (struct item*)&amp;Menu;</text:p>
      <text:p text:style-name="P3"><text:s text:c="4"/>iptr += offset;</text:p>
      <text:p text:style-name="P3"/>
      <text:p text:style-name="P3"><text:s text:c="4"/>eeprom_read_block((void*)i, (const void *)iptr, sizeof(struct item));</text:p>
      <text:p text:style-name="P3">}</text:p>
      <text:p text:style-name="P3"/>
      <text:p text:style-name="P3">void WriteEEitem(byte offset, struct item *i)</text:p>
      <text:p text:style-name="P3">{</text:p>
      <text:p text:style-name="P3"><text:s text:c="4"/>struct item *iptr;</text:p>
      <text:p text:style-name="P3"/>
      <text:p text:style-name="P3"><text:s text:c="4"/>iptr = (struct item*)&amp;Menu;</text:p>
      <text:p text:style-name="P3"><text:s text:c="4"/>iptr += offset;</text:p>
      <text:p text:style-name="P3"/>
      <text:p text:style-name="P3"><text:s text:c="4"/>eeprom_write_block((void*)i, (void *)iptr, sizeof(struct item));</text:p>
      <text:p text:style-name="P3"><text:s text:c="4"/>delay(5);</text:p>
      <text:p text:style-name="P3">}</text:p>
      <text:p text:style-name="P3"/>
      <text:p text:style-name="P3">void GetEEsensor(byte offset, struct sensorEE *s)</text:p>
      <text:p text:style-name="P3">{</text:p>
      <text:p text:style-name="P3"><text:s text:c="4"/>struct sensorEE *sptr;</text:p>
      <text:p text:style-name="P3"/>
      <text:p text:style-name="P3"><text:s text:c="4"/>sptr = (struct sensorEE*)&amp;SensorsEE;</text:p>
      <text:p text:style-name="P3"><text:s text:c="4"/>sptr += offset;</text:p>
      <text:p text:style-name="P3"/>
      <text:p text:style-name="P3"><text:soft-page-break/><text:s text:c="4"/>eeprom_read_block((void*)s, (const void *)sptr, sizeof(struct sensorEE));</text:p>
      <text:p text:style-name="P3">}</text:p>
      <text:p text:style-name="P3"/>
      <text:p text:style-name="P3">void WriteEEsensor(byte offset, struct sensorEE *s)</text:p>
      <text:p text:style-name="P3">{</text:p>
      <text:p text:style-name="P3"><text:s text:c="4"/>struct sensorEE *sptr;</text:p>
      <text:p text:style-name="P3"/>
      <text:p text:style-name="P3"><text:s text:c="4"/>sptr = (struct sensorEE*)&amp;SensorsEE;</text:p>
      <text:p text:style-name="P3"><text:s text:c="4"/>sptr += offset;</text:p>
      <text:p text:style-name="P3"/>
      <text:p text:style-name="P3"><text:s text:c="4"/>eeprom_write_block((void*)s, (void *)sptr, sizeof(struct sensorEE));</text:p>
      <text:p text:style-name="P3"><text:s text:c="4"/>delay(5);</text:p>
      <text:p text:style-name="P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1965in" style:num-format="1" text:number-position="left" text:increment="1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file-name text:display="name-and-extension">eeprom.odt</text:file-name> <text:s/><text:date style:data-style-name="N37" text:date-value="2009-11-25T16:33:48.03">11/25/09</text:date>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ichard Hollabaugh</meta:initial-creator>
    <meta:creation-date>2009-02-18T16:37:32.72</meta:creation-date>
    <dc:date>2009-11-25T16:33:47.88</dc:date>
    <dc:creator>Richard Hollabaugh</dc:creator>
    <meta:editing-duration>PT00H19M04S</meta:editing-duration>
    <meta:editing-cycles>10</meta:editing-cycles>
    <meta:generator>OpenOffice.org/3.0$Win32 OpenOffice.org_project/300m15$Build-9379</meta:generator>
    <meta:document-statistic meta:table-count="0" meta:image-count="0" meta:object-count="0" meta:page-count="2" meta:paragraph-count="53" meta:word-count="131" meta:character-count="1236"/>
  </office:meta>
</office:document-meta>
</file>